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9990"/>
    </style:style>
    <style:style style:name="P2" style:family="paragraph" style:parent-style-name="Text_20_body">
      <style:text-properties officeooo:rsid="00149990" officeooo:paragraph-rsid="00154e7f"/>
    </style:style>
    <style:style style:name="P3" style:family="paragraph" style:parent-style-name="Text_20_body">
      <style:text-properties officeooo:rsid="00154e7f" officeooo:paragraph-rsid="00154e7f"/>
    </style:style>
    <style:style style:name="P4" style:family="paragraph" style:parent-style-name="Text_20_body">
      <style:text-properties officeooo:rsid="0015ad1d" officeooo:paragraph-rsid="0015ad1d"/>
    </style:style>
    <style:style style:name="P5" style:family="paragraph" style:parent-style-name="Text_20_body">
      <style:text-properties officeooo:paragraph-rsid="0015ad1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use-window-font-color="true" style:font-name="Liberation Serif1"/>
    </style:style>
    <style:style style:name="P8" style:family="paragraph" style:parent-style-name="Heading_20_1" style:master-page-name="Standard">
      <style:paragraph-properties fo:margin-top="0.1665in" fo:margin-bottom="0in" loext:contextual-spacing="false" fo:text-align="center" style:justify-single-word="false" style:page-number="auto"/>
    </style:style>
    <style:style style:name="P9" style:family="paragraph" style:parent-style-name="Heading_20_1" style:list-style-name="">
      <style:paragraph-properties fo:margin-left="3.3118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keep-with-next="always" style:writing-mode="lr-tb"/>
    </style:style>
    <style:style style:name="P10" style:family="paragraph" style:parent-style-name="Heading_20_1" style:list-style-name="">
      <style:paragraph-properties fo:margin-left="0in" fo:margin-right="0in" fo:margin-top="0.1665in" fo:margin-bottom="0in" loext:contextual-spacing="false" fo:line-height="108%" fo:text-align="start" style:justify-single-word="false" fo:orphans="2" fo:widows="2" fo:text-indent="0in" style:auto-text-indent="false" style:writing-mode="lr-tb"/>
      <style:text-properties style:font-name="Liberation Serif1" fo:font-size="14pt" style:font-size-asian="14pt" style:font-size-complex="14pt"/>
    </style:style>
    <style:style style:name="P11" style:family="paragraph" style:parent-style-name="Heading_20_1" style:list-style-name="">
      <style:paragraph-properties fo:margin-left="-0.8752in" fo:margin-right="0in" fo:margin-top="0.1665in" fo:margin-bottom="0in" loext:contextual-spacing="false" fo:line-height="108%" fo:text-align="center" style:justify-single-word="false" fo:keep-together="always" fo:orphans="2" fo:widows="2" fo:text-indent="0in" style:auto-text-indent="false" fo:keep-with-next="always" style:writing-mode="lr-tb"/>
    </style:style>
    <style:style style:name="P12" style:family="paragraph" style:parent-style-name="Heading_20_3" style:list-style-name="WWNum1"/>
    <style:style style:name="P13" style:family="paragraph" style:parent-style-name="Standard">
      <style:text-properties officeooo:paragraph-rsid="00149990"/>
    </style:style>
    <style:style style:name="P14" style:family="paragraph" style:parent-style-name="Standard">
      <style:paragraph-properties fo:margin-top="0in" fo:margin-bottom="0.111in" loext:contextual-spacing="false"/>
    </style:style>
    <style:style style:name="P15" style:family="paragraph" style:parent-style-name="Standard">
      <style:paragraph-properties fo:margin-top="0in" fo:margin-bottom="0.0717in" loext:contextual-spacing="false">
        <style:tab-stops>
          <style:tab-stop style:position="3.0835in"/>
        </style:tab-stops>
      </style:paragraph-properties>
      <style:text-properties style:font-name="Liberation Mono1" fo:font-size="11pt" style:font-size-asian="11pt" style:font-size-complex="11pt"/>
    </style:style>
    <style:style style:name="T1" style:family="text">
      <style:text-properties style:use-window-font-color="true" style:font-name="Liberation Serif1"/>
    </style:style>
    <style:style style:name="T2" style:family="text">
      <style:text-properties style:use-window-font-color="true" style:font-name="Liberation Serif1" fo:font-size="14pt" style:font-size-asian="14pt" style:font-size-complex="14pt"/>
    </style:style>
    <style:style style:name="T3" style:family="text">
      <style:text-properties style:use-window-font-color="true" style:font-name="Liberation Serif1" officeooo:rsid="0014082a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fo:font-size="12pt" style:font-size-asian="12pt" style:font-size-complex="12pt"/>
    </style:style>
    <style:style style:name="T6" style:family="text">
      <style:text-properties officeooo:rsid="0014082a"/>
    </style:style>
    <style:style style:name="T7" style:family="text">
      <style:text-properties fo:font-style="italic"/>
    </style:style>
    <style:style style:name="T8" style:family="text">
      <style:text-properties fo:font-style="normal" officeooo:rsid="0014082a" style:font-style-asian="normal" style:font-style-complex="normal"/>
    </style:style>
    <style:style style:name="T9" style:family="text">
      <style:text-properties officeooo:rsid="00149990"/>
    </style:style>
    <style:style style:name="T10" style:family="text">
      <style:text-properties fo:color="#61afef" style:font-name="DejaVu Sans Mono" fo:font-size="12pt" fo:font-style="normal" fo:font-weight="normal" officeooo:rsid="0015ad1d" style:font-size-asian="12pt" style:font-style-asian="normal" style:font-weight-asian="normal" style:font-size-complex="12pt"/>
    </style:style>
    <style:style style:name="T11" style:family="text">
      <style:text-properties officeooo:rsid="00154e7f"/>
    </style:style>
    <style:style style:name="T12" style:family="text">
      <style:text-properties officeooo:rsid="0015ad1d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1" fo:font-size="12pt" officeooo:rsid="0015ad1d" style:font-size-asian="10.5pt" style:font-size-complex="12pt"/>
    </style:style>
    <style:style style:name="T15" style:family="text">
      <style:text-properties style:font-name="Liberation Serif1" fo:font-size="12pt" style:font-size-asian="12pt" style:font-size-complex="12pt"/>
    </style:style>
    <style:style style:name="T16" style:family="text">
      <style:text-properties style:font-name="Liberation Serif1" fo:font-size="12pt" officeooo:rsid="0015ad1d" style:font-size-asian="12pt" style:font-size-complex="12pt"/>
    </style:style>
    <style:style style:name="T17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Liberation Serif1" fo:font-size="12pt" fo:font-style="italic" officeooo:rsid="0015ad1d" style:font-size-asian="12pt" style:font-style-asian="italic" style:font-size-complex="12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">Московский авиационный институт<text:line-break/>(национальный исследовательский университет)</text:span></text:h>
      <text:h text:style-name="P6" text:outline-level="1"><text:span text:style-name="T2">Факультет информационных технологий и прикладной математики</text:span></text:h>
      <text:h text:style-name="P6" text:outline-level="1"><text:span text:style-name="T2">Кафедра вычислительной математики и программирования</text:span></text:h>
      <text:h text:style-name="P6" text:outline-level="1"><text:span text:style-name="T1"><text:line-break/>Лабораторная работа №</text:span><text:span text:style-name="T3">2</text:span><text:span text:style-name="T1"> по курсу <text:line-break/>«Искусственный интеллект»</text:span>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9" text:outline-level="1"><text:span text:style-name="T2">Студент: К. В. Лукашкин<text:line-break/>Группа: <text:s text:c="2"/>М8О-308Б<text:line-break/></text:span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1" text:outline-level="1"><text:span text:style-name="T2"><text:tab/><text:tab/><text:tab/><text:tab/><text:tab/><text:tab/>Москва, 2019</text:span></text:h>
      <text:list xml:id="list495237327" text:style-name="WWNum1">
        <text:list-item>
          <text:list>
            <text:list-item>
              <text:list>
                <text:list-item>
                  <text:h text:style-name="P12" text:outline-level="3"><text:soft-page-break/>Постановка задачи</text:h>
                </text:list-item>
              </text:list>
            </text:list-item>
          </text:list>
        </text:list-item>
      </text:list>
      <text:p text:style-name="Text_20_body">Требуется реализовать класс на выбранном языке программирования, который реализует один из алгоритмов машинного обучения. Обязательным является наличия в классе двух методов fit, predict. Необходимо проверить работу вашего алгоритма на ваших данных (на таблице и на текстовых данных), произведя необходимую подготовку данных. Также необходимо реализовать алгоритм полиномиальной регрессии, для предсказания значений в таблице. Сравнить результаты с стандартной реализацией sklearn, определить в чем сходство и различие ваших алгоритмов. Замерить время работы алгоритмов. <text:line-break/><text:span text:style-name="T6">Мой вариант: 7%6+1 = 2 </text:span>КNN (K ближайших соседей)</text:p>
      <text:h text:style-name="Heading_20_3" text:outline-level="3">Решение</text:h>
      <text:p text:style-name="P1"><text:span text:style-name="T9">Мной б</text:span>ыл реализован алгоритм K ближайших соседей для задачи <text:span text:style-name="T9">классификации</text:span> данных <text:span text:style-name="T9">и </text:span>алгоритм полиномиальной регрессии.</text:p>
      <text:p text:style-name="P5"><text:span text:style-name="T9">К сожалению, к выбранному мной датасету в нулевой лабораторной не представляется возможным применить задачу классификации – <text:s/>много авторов и у каждого мало статей, много издателей и у них публикуется мало статей, теги не проставлены. </text:span>Для обучения классификатора необходимо иметь набор объектов, для которых заранее определены классы, <text:span text:style-name="T12">вручную определять эти классы для изначального датасета не представляется возможным. Поэтому я решил воспользоваться датасетом из вопросов в StackOverflow из примеров tensorflow </text:span><text:a xlink:type="simple" xlink:href="https://storage.googleapis.com/tensorflow-workshop-examples/stack-overflow-data.csv" text:style-name="Internet_20_link" text:visited-style-name="Visited_20_Internet_20_Link">https://storage.googleapis.com/tensorflow-workshop-examples/stack-overflow-data.csv</text:a></text:p>
      <text:p text:style-name="P2">Для обработки текста я воспользовался <text:span text:style-name="T11">препроцессором</text:span> текста в Azure ML Studio. <text:span text:style-name="T11">Непосредственно в модель же требуется массив данных, для этого я составил разреженную матрицу с частотой слов в текстах с помощью инструментов sklearn – CountVectorizer и TfidfTransformer.</text:span></text:p>
      <text:p text:style-name="P3">Стоит отметить что заданный алгоритм является не лучшим выбором при работе с текстовыми данными, вследствие их большой размерности.</text:p>
      <text:h text:style-name="Heading_20_3" text:outline-level="3">КNN (K ближайших соседей)/</text:h>
      <text:p text:style-name="P1"><text:span text:style-name="T6">КNN – классификатор. Объект относится к тому классу, которому принадлежит большинство из его k </text:span><text:span text:style-name="T8">соседей <text:s/>– </text:span><text:span text:style-name="T6">ближайших к нему элементов из данных обучения. <text:line-break/>Также КNN можно использовать для задач регрессии, в таком случае значение для элемента выбирается как среднее ближайших соседей. Кроме алгоритма полного перебора для нахождения расстояния до соседей также существуют BallTree и KDTree. <text:line-break/>В задачу есть возможность ввести веса – в таком случае чем дальше сосед от объекта тем меньше он влияет на класс, или же выбрать другую метрику – если какой-нибудь параметр вносит больший вклад в выбор класса (вариант собственной метрики в моей реализации предусмотрен). </text:span></text:p>
      <text:p text:style-name="P4">Алгоритм считается одним из самых простых и благодаря этому является хорошим примером для исследования.</text:p>
      <text:p text:style-name="P1"><text:span text:style-name="T6">Алгоритм предсказания класса точки:</text:span></text:p>
      <text:p text:style-name="P15"><text:soft-page-break/>def predict(self, X, custom_dist=None):<text:line-break/> <text:s text:c="3"/># сопоставляет данным -- классы<text:line-break/> <text:s text:c="3"/>num_of_classes = len(self.classes)<text:line-break/> <text:s text:c="3"/>train_data = self.train_data<text:line-break/> <text:s text:c="3"/>test_data = X<text:line-break/><text:line-break/> <text:s text:c="3"/># Евклидово расстояние между двумя точками, есть возможность задавать своё<text:line-break/> <text:s text:c="3"/>def dist(a, b):<text:line-break/> <text:s text:c="7"/># return math.sqrt(sum((x - y) ** 2 for x, y in zip(a, b)))<text:line-break/> <text:s text:c="7"/>assert a.shape == b.shape <text:s/># ошибка если размерности не совпадают<text:line-break/> <text:s text:c="7"/>return sum(<text:line-break/> <text:s text:c="11"/>(a[i] - b[i]) ** 2 for i in range(a.shape[0]))<text:line-break/><text:line-break/> <text:s text:c="3"/>if custom_dist:<text:line-break/> <text:s text:c="7"/>dist = custom_dist<text:line-break/><text:line-break/> <text:s text:c="3"/>test_labels = []<text:line-break/> <text:s text:c="3"/>for test_point in test_data:<text:line-break/> <text:s text:c="7"/># подсчитываем расстояния между заданной точкой и ВСЕМИ точками из TrainData<text:line-break/> <text:s text:c="7"/>test_dist = [[dist(test_point, train_data[i][0]), train_data[i][1]]<text:line-break/> <text:s text:c="20"/>for i in range(len(train_data))]<text:line-break/><text:line-break/> <text:s text:c="7"/># подсчитываем количество точек каждого класса для k ближайших соседей<text:line-break/> <text:s text:c="7"/>stat = [0 for i in range(num_of_classes)]<text:line-break/> <text:s text:c="7"/>for d in sorted(test_dist)[0:self.k]:<text:line-break/> <text:s text:c="11"/>stat[d[1]] += 1<text:line-break/><text:line-break/> <text:s text:c="7"/># выбираем класс, который встречается чаще всего у соседей<text:line-break/> <text:s text:c="7"/>selected_class = sorted(zip(stat, range(num_of_classes)), reverse=True)[0][1]<text:line-break/> <text:s text:c="7"/># <text:s text:c="15"/>сортировка по количеству точек с конкретным классом по убыванию<text:line-break/> <text:s text:c="7"/>test_labels.append(selected_class)<text:line-break/> <text:s text:c="3"/>return test_labels</text:p>
      <text:p text:style-name="P13"/>
      <text:p text:style-name="Standard"><text:span text:style-name="T14">Моя реализация сравнивается с</text:span><text:span text:style-name="T5"> </text:span><text:span text:style-name="T18">sklearn.</text:span><text:span text:style-name="T17">neighbors.KneighborsClassifier.</text:span></text:p>
      <text:list xml:id="list62530779256819" text:continue-numbering="true" text:style-name="WWNum1">
        <text:list-item>
          <text:list>
            <text:list-item>
              <text:list>
                <text:list-item>
                  <text:h text:style-name="P12" text:outline-level="3">Выводы.</text:h>
                </text:list-item>
              </text:list>
            </text:list-item>
          </text:list>
        </text:list-item>
      </text:list>
      <text:p text:style-name="P14"><text:span text:style-name="T5">Выполнив лабораторную работу, я ознакомился с Microsoft Azure Machine Learning Studio. Я был приятно удивлён что различные алгоритмы машинного обучения очень удобно запускать в облаке. Также при работе получаются очень наглядные модел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  <style:text-properties style:font-name="Liberation Serif1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Subtitle" style:family="paragraph" style:paren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1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472c4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52:00</meta:creation-date>
    <meta:initial-creator>Samir Akhmed</meta:initial-creator>
    <dc:language>en-US</dc:language>
    <dc:date>2019-06-20T06:25:30.045991093</dc:date>
    <meta:editing-cycles>8</meta:editing-cycles>
    <meta:editing-duration>PT3H8M36S</meta:editing-duration>
    <meta:generator>LibreOffice/6.2.4.2$Linux_X86_64 LibreOffice_project/2412653d852ce75f65fbfa83fb7e7b669a126d64</meta:generator>
    <meta:document-statistic meta:table-count="0" meta:image-count="0" meta:object-count="0" meta:page-count="3" meta:paragraph-count="21" meta:word-count="553" meta:character-count="4515" meta:non-whitespace-character-count="37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